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6">
      <text:list-level-style-bullet text:level="1" text:style-name="WW_CharLFO6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6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6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6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6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6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6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6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6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ableColumn3" style:family="table-column">
      <style:table-column-properties style:column-width="5.0319in"/>
    </style:style>
    <style:style style:name="Table2" style:family="table">
      <style:table-properties style:width="5.0319in" style:rel-width="80%" fo:margin-left="0in" table:align="left"/>
    </style:style>
    <style:style style:name="TableRow4" style:family="table-row">
      <style:table-row-properties/>
    </style:style>
    <style:style style:name="TableCell5" style:family="table-cell">
      <style:table-cell-properties fo:border-top="none" fo:border-left="0.0208in solid #5B9BD5" fo:border-bottom="none" fo:border-right="none" style:writing-mode="lr-tb" fo:padding-top="0.15in" fo:padding-left="0.0798in" fo:padding-bottom="0.15in" fo:padding-right="0.0798in"/>
    </style:style>
    <style:style style:name="T6" style:parent-style-name="Policepardéfaut" style:family="text">
      <style:text-properties fo:color="#2E74B5" fo:font-size="12pt" style:font-size-asian="12pt" style:font-size-complex="12pt"/>
    </style:style>
    <style:style style:name="TableRow7" style:family="table-row">
      <style:table-row-properties/>
    </style:style>
    <style:style style:name="TableCell8" style:family="table-cell">
      <style:table-cell-properties fo:border-top="none" fo:border-left="0.0208in solid #5B9BD5" fo:border-bottom="none" fo:border-right="none" style:writing-mode="lr-tb" fo:padding-top="0in" fo:padding-left="0.1in" fo:padding-bottom="0in" fo:padding-right="0.0798in"/>
    </style:style>
    <style:style style:name="P9" style:parent-style-name="Sansinterligne" style:family="paragraph">
      <style:paragraph-properties fo:line-height="90%"/>
      <style:text-properties style:font-name="Calibri Light" fo:color="#5B9BD5" fo:font-size="44pt" style:font-size-asian="44pt" style:font-size-complex="44pt"/>
    </style:style>
    <style:style style:name="TableRow10" style:family="table-row">
      <style:table-row-properties/>
    </style:style>
    <style:style style:name="TableCell11" style:family="table-cell">
      <style:table-cell-properties fo:border-top="none" fo:border-left="0.0208in solid #5B9BD5" fo:border-bottom="none" fo:border-right="none" style:writing-mode="lr-tb" fo:padding-top="0.15in" fo:padding-left="0.0798in" fo:padding-bottom="0.15in" fo:padding-right="0.0798in"/>
    </style:style>
    <style:style style:name="T12" style:parent-style-name="Policepardéfaut" style:family="text">
      <style:text-properties fo:color="#2E74B5" fo:font-size="12pt" style:font-size-asian="12pt" style:font-size-complex="12pt"/>
    </style:style>
    <style:style style:name="P13" style:parent-style-name="Normal" style:family="paragraph">
      <style:paragraph-properties fo:margin-bottom="0in"/>
      <style:text-properties text:display="none"/>
    </style:style>
    <style:style style:name="TableColumn15" style:family="table-column">
      <style:table-column-properties style:column-width="4.8597in"/>
    </style:style>
    <style:style style:name="Table14" style:family="table">
      <style:table-properties style:width="4.8597in" style:rel-width="77.14%" fo:margin-left="0in" table:align="left"/>
    </style:style>
    <style:style style:name="TableRow16" style:family="table-row">
      <style:table-row-properties/>
    </style:style>
    <style:style style:name="TableCell17" style:family="table-cell">
      <style:table-cell-properties fo:border="none" style:writing-mode="lr-tb" fo:padding-top="0.15in" fo:padding-left="0.0798in" fo:padding-bottom="0.15in" fo:padding-right="0.0798in"/>
    </style:style>
    <style:style style:name="P18" style:parent-style-name="Sansinterligne" style:family="paragraph">
      <style:text-properties fo:color="#5B9BD5" fo:font-size="14pt" style:font-size-asian="14pt" style:font-size-complex="14pt"/>
    </style:style>
    <style:style style:name="P19" style:parent-style-name="Sansinterligne" style:family="paragraph">
      <style:text-properties fo:color="#5B9BD5" fo:font-size="14pt" style:font-size-asian="14pt" style:font-size-complex="14pt"/>
    </style:style>
    <style:style style:name="P20" style:parent-style-name="Sansinterligne" style:family="paragraph">
      <style:text-properties fo:color="#5B9BD5" fo:font-size="14pt" style:font-size-asian="14pt" style:font-size-complex="14pt"/>
    </style:style>
    <style:style style:name="P21" style:parent-style-name="Sansinterligne" style:family="paragraph">
      <style:text-properties fo:color="#5B9BD5" fo:font-size="14pt" style:font-size-asian="14pt" style:font-size-complex="14pt"/>
    </style:style>
    <style:style style:name="P22" style:parent-style-name="Sansinterligne" style:family="paragraph">
      <style:text-properties fo:color="#5B9BD5" fo:font-size="14pt" style:font-size-asian="14pt" style:font-size-complex="14pt"/>
    </style:style>
    <style:style style:name="P23" style:parent-style-name="Sansinterligne" style:family="paragraph">
      <style:text-properties fo:color="#5B9BD5" fo:font-size="14pt" style:font-size-asian="14pt" style:font-size-complex="14pt"/>
    </style:style>
    <style:style style:name="P24" style:parent-style-name="Sansinterligne" style:family="paragraph">
      <style:text-properties fo:color="#5B9BD5" fo:font-size="14pt" style:font-size-asian="14pt" style:font-size-complex="14pt"/>
    </style:style>
    <style:style style:name="P25" style:parent-style-name="Sansinterligne" style:family="paragraph">
      <style:text-properties fo:color="#5B9BD5" fo:font-size="14pt" style:font-size-asian="14pt" style:font-size-complex="14pt"/>
    </style:style>
    <style:style style:name="P26" style:parent-style-name="Sansinterligne" style:family="paragraph">
      <style:text-properties fo:color="#5B9BD5" fo:font-size="14pt" style:font-size-asian="14pt" style:font-size-complex="14pt"/>
    </style:style>
    <style:style style:name="P27" style:parent-style-name="Sansinterligne" style:family="paragraph">
      <style:text-properties fo:color="#5B9BD5" fo:font-size="14pt" style:font-size-asian="14pt" style:font-size-complex="14pt"/>
    </style:style>
    <style:style style:name="P28" style:parent-style-name="Sansinterligne" style:family="paragraph">
      <style:text-properties fo:color="#5B9BD5" fo:font-size="14pt" style:font-size-asian="14pt" style:font-size-complex="14pt"/>
    </style:style>
    <style:style style:name="P29" style:parent-style-name="Sansinterligne" style:family="paragraph">
      <style:text-properties fo:color="#5B9BD5" fo:font-size="14pt" style:font-size-asian="14pt" style:font-size-complex="14pt"/>
    </style:style>
    <style:style style:name="P30" style:parent-style-name="Sansinterligne" style:family="paragraph">
      <style:text-properties fo:color="#5B9BD5" fo:font-size="14pt" style:font-size-asian="14pt" style:font-size-complex="14pt"/>
    </style:style>
    <style:style style:name="P31" style:parent-style-name="Sansinterligne" style:family="paragraph">
      <style:text-properties fo:color="#5B9BD5" fo:font-size="14pt" style:font-size-asian="14pt" style:font-size-complex="14pt"/>
    </style:style>
    <style:style style:name="P32" style:parent-style-name="Sansinterligne" style:family="paragraph">
      <style:text-properties fo:color="#5B9BD5" fo:font-size="14pt" style:font-size-asian="14pt" style:font-size-complex="14pt"/>
    </style:style>
    <style:style style:name="P33" style:parent-style-name="Sansinterligne" style:family="paragraph">
      <style:text-properties fo:color="#5B9BD5" fo:font-size="14pt" style:font-size-asian="14pt" style:font-size-complex="14pt"/>
    </style:style>
    <style:style style:name="P34" style:parent-style-name="Sansinterligne" style:family="paragraph">
      <style:text-properties fo:color="#5B9BD5" fo:font-size="14pt" style:font-size-asian="14pt" style:font-size-complex="14pt"/>
    </style:style>
    <style:style style:name="P35" style:parent-style-name="Sansinterligne" style:family="paragraph">
      <style:text-properties fo:color="#5B9BD5" fo:font-size="14pt" style:font-size-asian="14pt" style:font-size-complex="14pt"/>
    </style:style>
    <style:style style:name="T36" style:parent-style-name="Policepardéfaut" style:family="text">
      <style:text-properties fo:color="#5B9BD5" fo:font-size="14pt" style:font-size-asian="14pt" style:font-size-complex="14pt"/>
    </style:style>
    <style:style style:name="P37" style:parent-style-name="Normal" style:family="paragraph">
      <style:paragraph-properties fo:break-before="page"/>
    </style:style>
    <style:style style:name="P38" style:parent-style-name="Normal" style:family="paragraph">
      <style:text-properties fo:font-weight="bold" style:font-weight-asian="bold"/>
    </style:style>
    <style:style style:name="P39" style:parent-style-name="Normal" style:family="paragraph">
      <style:text-properties fo:font-weight="bold" style:font-weight-asian="bold"/>
    </style:style>
    <style:style style:name="P40" style:parent-style-name="Normal" style:family="paragraph">
      <style:text-properties fo:font-weight="bold" style:font-weight-asian="bold"/>
    </style:style>
    <style:style style:name="P41" style:parent-style-name="Normal" style:family="paragraph">
      <style:text-properties fo:font-weight="bold" style:font-weight-asian="bold"/>
    </style:style>
    <style:style style:name="P42" style:parent-style-name="Normal" style:family="paragraph">
      <style:text-properties fo:font-weight="bold" style:font-weight-asian="bold"/>
    </style:style>
    <style:style style:name="P43" style:parent-style-name="Normal" style:family="paragraph">
      <style:text-properties fo:font-weight="bold" style:font-weight-asian="bold"/>
    </style:style>
    <style:style style:name="P44" style:parent-style-name="Normal" style:family="paragraph">
      <style:text-properties fo:font-weight="bold" style:font-weight-asian="bold"/>
    </style:style>
    <style:style style:name="TableColumn46" style:family="table-column">
      <style:table-column-properties style:column-width="0.9812in"/>
    </style:style>
    <style:style style:name="TableColumn47" style:family="table-column">
      <style:table-column-properties style:column-width="1.0826in"/>
    </style:style>
    <style:style style:name="TableColumn48" style:family="table-column">
      <style:table-column-properties style:column-width="4.2291in"/>
    </style:style>
    <style:style style:name="Table45" style:family="table">
      <style:table-properties style:width="6.293in" fo:margin-left="0in" table:align="left"/>
    </style:style>
    <style:style style:name="TableRow49" style:family="table-row">
      <style:table-row-properties/>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Normal" style:family="paragraph">
      <style:paragraph-properties fo:margin-bottom="0in" fo:line-height="100%"/>
    </style:style>
    <style:style style:name="TableCell52" style:family="table-cell">
      <style:table-cell-properties fo:border="0.0069in solid #000000" style:writing-mode="lr-tb" style:vertical-align="middle" fo:padding-top="0in" fo:padding-left="0.075in" fo:padding-bottom="0in" fo:padding-right="0.075in"/>
    </style:style>
    <style:style style:name="P53" style:parent-style-name="Normal" style:family="paragraph">
      <style:paragraph-properties fo:margin-bottom="0in" fo:line-height="100%"/>
    </style:style>
    <style:style style:name="TableCell54" style:family="table-cell">
      <style:table-cell-properties fo:border="0.0069in solid #000000" style:writing-mode="lr-tb" style:vertical-align="middle" fo:padding-top="0in" fo:padding-left="0.075in" fo:padding-bottom="0in" fo:padding-right="0.075in"/>
    </style:style>
    <style:style style:name="P55" style:parent-style-name="Normal" style:family="paragraph">
      <style:paragraph-properties fo:margin-bottom="0in" fo:line-height="100%"/>
    </style:style>
    <style:style style:name="TableRow56" style:family="table-row">
      <style:table-row-properties/>
    </style:style>
    <style:style style:name="TableCell57" style:family="table-cell">
      <style:table-cell-properties fo:border="0.0069in solid #000000" style:writing-mode="lr-tb" style:vertical-align="middle" fo:padding-top="0in" fo:padding-left="0.075in" fo:padding-bottom="0in" fo:padding-right="0.075in"/>
    </style:style>
    <style:style style:name="P58" style:parent-style-name="Normal" style:family="paragraph">
      <style:paragraph-properties fo:margin-bottom="0in" fo:line-height="100%"/>
    </style:style>
    <style:style style:name="TableCell59" style:family="table-cell">
      <style:table-cell-properties fo:border="0.0069in solid #000000" style:writing-mode="lr-tb" style:vertical-align="middle" fo:padding-top="0in" fo:padding-left="0.075in" fo:padding-bottom="0in" fo:padding-right="0.075in"/>
    </style:style>
    <style:style style:name="P60" style:parent-style-name="Normal" style:family="paragraph">
      <style:paragraph-properties fo:margin-bottom="0in" fo:line-height="100%"/>
    </style:style>
    <style:style style:name="TableCell61" style:family="table-cell">
      <style:table-cell-properties fo:border="0.0069in solid #000000" style:writing-mode="lr-tb" style:vertical-align="middle" fo:padding-top="0in" fo:padding-left="0.075in" fo:padding-bottom="0in" fo:padding-right="0.075in"/>
    </style:style>
    <style:style style:name="P62" style:parent-style-name="Normal" style:family="paragraph">
      <style:paragraph-properties fo:margin-bottom="0in" fo:line-height="100%"/>
    </style:style>
    <style:style style:name="TableRow63" style:family="table-row">
      <style:table-row-properties/>
    </style:style>
    <style:style style:name="TableCell64" style:family="table-cell">
      <style:table-cell-properties fo:border="0.0069in solid #000000" style:writing-mode="lr-tb" style:vertical-align="middle" fo:padding-top="0in" fo:padding-left="0.075in" fo:padding-bottom="0in" fo:padding-right="0.075in"/>
    </style:style>
    <style:style style:name="P65" style:parent-style-name="Normal" style:family="paragraph">
      <style:paragraph-properties fo:margin-bottom="0in" fo:line-height="100%"/>
    </style:style>
    <style:style style:name="TableCell66" style:family="table-cell">
      <style:table-cell-properties fo:border="0.0069in solid #000000" style:writing-mode="lr-tb" style:vertical-align="middle" fo:padding-top="0in" fo:padding-left="0.075in" fo:padding-bottom="0in" fo:padding-right="0.075in"/>
    </style:style>
    <style:style style:name="P67" style:parent-style-name="Normal" style:family="paragraph">
      <style:paragraph-properties fo:margin-bottom="0in" fo:line-height="100%"/>
    </style:style>
    <style:style style:name="TableCell68" style:family="table-cell">
      <style:table-cell-properties fo:border="0.0069in solid #000000" style:writing-mode="lr-tb" style:vertical-align="middle" fo:padding-top="0in" fo:padding-left="0.075in" fo:padding-bottom="0in" fo:padding-right="0.075in"/>
    </style:style>
    <style:style style:name="P69" style:parent-style-name="Normal" style:family="paragraph">
      <style:paragraph-properties fo:margin-bottom="0in" fo:line-height="100%"/>
    </style:style>
    <style:style style:name="P70" style:parent-style-name="Normal" style:family="paragraph">
      <style:paragraph-properties fo:break-before="page"/>
      <style:text-properties fo:hyphenate="true"/>
    </style:style>
    <style:style style:name="P71" style:parent-style-name="Titre1" style:list-style-name="LFO1" style:family="paragraph"/>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name="P78" style:parent-style-name="Normal" style:family="paragraph">
      <style:paragraph-properties fo:text-align="justify"/>
    </style:style>
    <style:style style:name="P79" style:parent-style-name="Paragraphedeliste" style:list-style-name="LFO2" style:family="paragraph">
      <style:paragraph-properties fo:text-align="justify"/>
    </style:style>
    <style:style style:name="P80" style:parent-style-name="Paragraphedeliste" style:list-style-name="LFO2" style:family="paragraph">
      <style:paragraph-properties fo:text-align="justify"/>
    </style:style>
    <style:style style:name="P81" style:parent-style-name="Normal" style:family="paragraph">
      <style:paragraph-properties fo:text-align="justify"/>
    </style:style>
    <style:style style:name="P82" style:parent-style-name="Normal" style:family="paragraph">
      <style:paragraph-properties fo:text-align="justify"/>
    </style:style>
    <style:style style:name="P83" style:parent-style-name="Normal" style:family="paragraph">
      <style:paragraph-properties fo:text-align="justify"/>
    </style:style>
    <style:style style:name="P84" style:parent-style-name="Normal" style:family="paragraph">
      <style:paragraph-properties fo:break-before="page"/>
      <style:text-properties fo:hyphenate="true"/>
    </style:style>
    <style:style style:name="P85" style:parent-style-name="Titre1" style:list-style-name="LFO1" style:family="paragraph"/>
    <style:style style:name="P86" style:parent-style-name="Normal" style:family="paragraph">
      <style:paragraph-properties fo:text-align="justify"/>
    </style:style>
    <style:style style:name="P87" style:parent-style-name="Normal" style:family="paragraph">
      <style:paragraph-properties fo:text-align="justify"/>
    </style:style>
    <style:style style:name="P88" style:parent-style-name="Paragraphedeliste" style:list-style-name="LFO3" style:family="paragraph">
      <style:paragraph-properties fo:text-align="justify"/>
    </style:style>
    <style:style style:name="P89" style:parent-style-name="Paragraphedeliste" style:list-style-name="LFO3" style:family="paragraph">
      <style:paragraph-properties fo:text-align="justify"/>
    </style:style>
    <style:style style:name="P90" style:parent-style-name="Paragraphedeliste" style:list-style-name="LFO3" style:family="paragraph">
      <style:paragraph-properties fo:text-align="justify"/>
    </style:style>
    <style:style style:name="P91" style:parent-style-name="Paragraphedeliste" style:list-style-name="LFO3" style:family="paragraph">
      <style:paragraph-properties fo:text-align="justify"/>
    </style:style>
    <style:style style:name="P92" style:parent-style-name="Normal" style:family="paragraph">
      <style:paragraph-properties fo:text-align="justify"/>
    </style:style>
    <style:style style:name="P93" style:parent-style-name="Titre5" style:list-style-name="LFO4" style:family="paragraph"/>
    <style:style style:name="P94" style:parent-style-name="Normal" style:family="paragraph">
      <style:paragraph-properties fo:text-align="justify"/>
    </style:style>
    <style:style style:name="P95" style:parent-style-name="Normal" style:family="paragraph">
      <style:paragraph-properties fo:text-align="justify" fo:margin-left="0.25in">
        <style:tab-stops/>
      </style:paragraph-properties>
    </style:style>
    <style:style style:name="P96" style:parent-style-name="Normal" style:family="paragraph">
      <style:paragraph-properties fo:text-align="justify" fo:margin-left="0.25in">
        <style:tab-stops/>
      </style:paragraph-properties>
    </style:style>
    <style:style style:name="P97" style:parent-style-name="Normal" style:family="paragraph">
      <style:paragraph-properties fo:text-align="justify" fo:margin-left="0.25in">
        <style:tab-stops/>
      </style:paragraph-properties>
    </style:style>
    <style:style style:name="P98" style:parent-style-name="Citationintense" style:family="paragraph">
      <style:text-properties fo:color="#FF0000"/>
    </style:style>
    <style:style style:name="P99" style:parent-style-name="Sous-titre" style:family="paragraph">
      <style:text-properties fo:color="#FF0000" fo:background-color="#E3E3E3" style:text-underline-type="single" style:text-underline-style="solid" style:text-underline-width="auto" style:text-underline-mode="continuous"/>
    </style:style>
    <style:style style:name="T100" style:parent-style-name="Policepardéfaut" style:family="text">
      <style:text-properties fo:background-color="#E3E3E3"/>
    </style:style>
    <style:style style:name="P101" style:parent-style-name="Titre5" style:list-style-name="LFO4" style:family="paragraph"/>
    <style:style style:name="P102" style:parent-style-name="Normal" style:family="paragraph">
      <style:paragraph-properties fo:margin-left="0.25in">
        <style:tab-stops/>
      </style:paragraph-properties>
    </style:style>
    <style:style style:name="P103" style:parent-style-name="Normal" style:family="paragraph">
      <style:paragraph-properties fo:margin-left="0.25in">
        <style:tab-stops/>
      </style:paragraph-properties>
    </style:style>
    <style:style style:name="P104" style:parent-style-name="Normal" style:family="paragraph">
      <style:paragraph-properties fo:text-align="justify" fo:margin-left="0.25in">
        <style:tab-stops/>
      </style:paragraph-properties>
    </style:style>
    <style:style style:name="P105" style:parent-style-name="Titre6" style:family="paragraph">
      <style:paragraph-properties fo:text-align="justify"/>
    </style:style>
    <style:style style:name="P106" style:parent-style-name="Titre7" style:list-style-name="LFO5" style:family="paragraph">
      <style:paragraph-properties fo:text-align="justify"/>
    </style:style>
    <style:style style:name="P107" style:parent-style-name="Normal" style:family="paragraph">
      <style:paragraph-properties fo:text-align="justify" fo:margin-left="0.4916in">
        <style:tab-stops/>
      </style:paragraph-properties>
    </style:style>
    <style:style style:name="P108" style:parent-style-name="Normal" style:family="paragraph">
      <style:paragraph-properties fo:text-align="justify" fo:margin-left="0.4916in">
        <style:tab-stops/>
      </style:paragraph-properties>
    </style:style>
    <style:style style:name="P109" style:parent-style-name="Normal" style:family="paragraph">
      <style:paragraph-properties fo:text-align="justify" fo:margin-left="0.4916in">
        <style:tab-stops/>
      </style:paragraph-properties>
    </style:style>
    <style:style style:name="P110" style:parent-style-name="Normal" style:family="paragraph">
      <style:paragraph-properties fo:text-align="justify" fo:margin-left="0.4916in">
        <style:tab-stops/>
      </style:paragraph-properties>
    </style:style>
    <style:style style:name="P111" style:parent-style-name="Normal" style:family="paragraph">
      <style:paragraph-properties fo:text-align="justify" fo:margin-left="0.4916in">
        <style:tab-stops/>
      </style:paragraph-properties>
    </style:style>
    <style:style style:name="P112" style:parent-style-name="Normal" style:family="paragraph">
      <style:paragraph-properties fo:text-align="justify" fo:margin-left="0.4916in">
        <style:tab-stops/>
      </style:paragraph-properties>
    </style:style>
    <style:style style:name="P113" style:parent-style-name="Normal" style:family="paragraph">
      <style:paragraph-properties fo:text-align="justify"/>
    </style:style>
    <style:style style:name="P114" style:parent-style-name="Normal" style:family="paragraph">
      <style:paragraph-properties fo:text-align="justify"/>
      <style:text-properties fo:color="#FF0000" style:text-underline-type="single" style:text-underline-style="solid" style:text-underline-width="auto" style:text-underline-mode="continuous"/>
    </style:style>
    <style:style style:name="T115" style:parent-style-name="Policepardéfaut" style:family="text">
      <style:text-properties fo:background-color="#E3E3E3"/>
    </style:style>
    <style:style style:name="P116" style:parent-style-name="Normal" style:family="paragraph">
      <style:paragraph-properties fo:margin-left="0.4916in">
        <style:tab-stops/>
      </style:paragraph-properties>
    </style:style>
    <style:style style:name="P117" style:parent-style-name="Titre7" style:list-style-name="LFO5" style:family="paragraph"/>
    <style:style style:name="P118" style:parent-style-name="Normal" style:family="paragraph">
      <style:paragraph-properties fo:text-align="justify" fo:margin-left="0.4916in">
        <style:tab-stops/>
      </style:paragraph-properties>
    </style:style>
    <style:style style:name="P119" style:parent-style-name="Normal" style:family="paragraph">
      <style:paragraph-properties fo:text-align="justify" fo:margin-left="0.4916in">
        <style:tab-stops/>
      </style:paragraph-properties>
    </style:style>
    <style:style style:name="P120" style:parent-style-name="Titre7" style:list-style-name="LFO5" style:family="paragraph">
      <style:paragraph-properties fo:text-align="justify"/>
    </style:style>
    <style:style style:name="P121" style:parent-style-name="Normal" style:family="paragraph">
      <style:paragraph-properties fo:text-align="justify"/>
    </style:style>
    <style:style style:name="P122" style:parent-style-name="Normal" style:family="paragraph">
      <style:paragraph-properties fo:text-align="justify" fo:margin-left="0.4916in">
        <style:tab-stops/>
      </style:paragraph-properties>
    </style:style>
    <style:style style:name="P123" style:parent-style-name="Paragraphedeliste" style:list-style-name="LFO6" style:family="paragraph">
      <style:paragraph-properties fo:text-align="justify"/>
    </style:style>
    <style:style style:name="P124" style:parent-style-name="Paragraphedeliste" style:list-style-name="LFO6" style:family="paragraph">
      <style:paragraph-properties fo:text-align="justify"/>
    </style:style>
    <style:style style:name="P125" style:parent-style-name="Paragraphedeliste" style:family="paragraph">
      <style:paragraph-properties fo:text-align="justify" fo:margin-left="0.9916in">
        <style:tab-stops/>
      </style:paragraph-properties>
    </style:style>
    <style:style style:name="P126" style:parent-style-name="Paragraphedeliste" style:family="paragraph">
      <style:paragraph-properties fo:text-align="justify" fo:margin-left="0.9916in">
        <style:tab-stops/>
      </style:paragraph-properties>
    </style:style>
    <style:style style:name="P127" style:parent-style-name="Normal" style:family="paragraph">
      <style:paragraph-properties fo:text-align="justify"/>
    </style:style>
    <style:style style:name="P128" style:parent-style-name="Titre5" style:list-style-name="LFO4" style:family="paragraph"/>
    <style:style style:name="P129" style:parent-style-name="Normal" style:family="paragraph">
      <style:paragraph-properties fo:margin-left="0.25in">
        <style:tab-stops/>
      </style:paragraph-properties>
    </style:style>
    <style:style style:name="P130" style:parent-style-name="Normal" style:family="paragraph">
      <style:paragraph-properties fo:margin-left="0.25in">
        <style:tab-stops/>
      </style:paragraph-properties>
    </style:style>
    <style:style style:name="P131" style:parent-style-name="Normal" style:family="paragraph">
      <style:paragraph-properties fo:margin-left="0.25in">
        <style:tab-stops/>
      </style:paragraph-properties>
    </style:style>
    <style:style style:name="P132" style:parent-style-name="Normal" style:family="paragraph">
      <style:paragraph-properties fo:margin-left="0.25in">
        <style:tab-stops/>
      </style:paragraph-properties>
    </style:style>
    <style:style style:name="P133" style:parent-style-name="Titre5" style:list-style-name="LFO4" style:family="paragraph"/>
    <style:style style:name="P134" style:parent-style-name="Normal" style:family="paragraph">
      <style:paragraph-properties fo:text-align="justify"/>
    </style:style>
    <style:style style:name="P135" style:parent-style-name="Normal" style:family="paragraph">
      <style:paragraph-properties fo:text-align="justify" fo:margin-left="0.25in">
        <style:tab-stops/>
      </style:paragraph-properties>
    </style:style>
    <style:style style:name="P136" style:parent-style-name="Normal" style:family="paragraph">
      <style:paragraph-properties fo:text-align="justify" fo:margin-left="0.25in">
        <style:tab-stops/>
      </style:paragraph-properties>
    </style:style>
    <style:style style:name="P137" style:parent-style-name="Normal" style:family="paragraph">
      <style:paragraph-properties fo:text-align="justify" fo:margin-left="0.25in">
        <style:tab-stops/>
      </style:paragraph-properties>
    </style:style>
    <style:style style:name="P138" style:parent-style-name="Normal" style:family="paragraph">
      <style:paragraph-properties fo:text-align="justify" fo:margin-left="0.25in">
        <style:tab-stops/>
      </style:paragraph-properties>
    </style:style>
    <style:style style:name="P139" style:parent-style-name="Normal" style:family="paragraph">
      <style:paragraph-properties fo:text-align="justify" fo:margin-left="0.25in">
        <style:tab-stops/>
      </style:paragraph-properties>
    </style:style>
    <style:style style:name="P140" style:parent-style-name="Normal" style:family="paragraph">
      <style:paragraph-properties fo:text-align="justify"/>
    </style:style>
    <style:style style:name="P141" style:parent-style-name="Normal" style:family="paragraph">
      <style:paragraph-properties fo:text-align="justify"/>
      <style:text-properties fo:color="#FF0000" style:text-underline-type="single" style:text-underline-style="solid" style:text-underline-width="auto" style:text-underline-mode="continuous"/>
    </style:style>
    <style:style style:name="P142" style:parent-style-name="Sous-titre" style:family="paragraph">
      <style:text-properties fo:background-color="#E3E3E3"/>
    </style:style>
  </office:automatic-styles>
  <office:body>
    <office:text text:use-soft-page-breaks="true">
      <text:p text:style-name="P1"/>
      <text:p text:style-name="Normal"/>
      <text:p text:style-name="Normal"/>
      <text:p text:style-name="Normal"/>
      <text:p text:style-name="Normal"/>
      <text:p text:style-name="Normal"/>
      <text:p text:style-name="Normal"/>
      <text:p text:style-name="Normal"/>
      <text:p text:style-name="Normal"/>
      <text:p text:style-name="Normal"/>
      <table:table table:style-name="Table2">
        <table:table-columns>
          <table:table-column table:style-name="TableColumn3"/>
        </table:table-columns>
        <table:table-row table:style-name="TableRow4">
          <table:table-cell table:style-name="TableCell5">
            <text:p text:style-name="Sansinterligne"><text:span text:style-name="T6">RebootFrance</text:span></text:p>
          </table:table-cell>
        </table:table-row>
        <table:table-row table:style-name="TableRow7">
          <table:table-cell table:style-name="TableCell8">
            <text:p text:style-name="P9">e-DÉMOCRATIE</text:p>
          </table:table-cell>
        </table:table-row>
        <table:table-row table:style-name="TableRow10">
          <table:table-cell table:style-name="TableCell11">
            <text:p text:style-name="Sansinterligne"><text:span text:style-name="T12">Création d’un outil de démocratie réelle en ligne</text:span></text:p>
          </table:table-cell>
        </table:table-row>
      </table:table>
      <text:p text:style-name="P13"/>
      <table:table table:style-name="Table14">
        <table:table-columns>
          <table:table-column table:style-name="TableColumn15"/>
        </table:table-columns>
        <table:table-row table:style-name="TableRow16">
          <table:table-cell table:style-name="TableCell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Sansinterligne"><text:span text:style-name="T36">07/04/2015</text:span></text:p>
          </table:table-cell>
        </table:table-row>
      </table:table>
      <text:p text:style-name="P37"/>
      <text:p text:style-name="P38">Ce document est issu d’une discussion IRC entre Avogadro,<text:s/>VanVan et T0_0rk.</text:p>
      <text:p text:style-name="P39">Il n’a qu’une valeur consultative, il permet simplement d’essayer de définir les bases fonctionnelles d’un outil de démocratie réelle 2.0.</text:p>
      <text:p text:style-name="P40">Si vous souhaitez apporter votre contribution, vous êtes libre de le faire, en forkant ce document.</text:p>
      <text:p text:style-name="P41"/>
      <text:p text:style-name="P42"/>
      <text:p text:style-name="P43"/>
      <text:p text:style-name="P44">Versions du document</text:p>
      <table:table table:style-name="Table45">
        <table:table-columns>
          <table:table-column table:style-name="TableColumn46"/>
          <table:table-column table:style-name="TableColumn47"/>
          <table:table-column table:style-name="TableColumn48"/>
        </table:table-columns>
        <table:table-row table:style-name="TableRow49">
          <table:table-cell table:style-name="TableCell50">
            <text:p text:style-name="P51">0.1</text:p>
          </table:table-cell>
          <table:table-cell table:style-name="TableCell52">
            <text:p text:style-name="P53">T0_0rk</text:p>
          </table:table-cell>
          <table:table-cell table:style-name="TableCell54">
            <text:p text:style-name="P55">Rédaction du document original.</text:p>
          </table:table-cell>
        </table:table-row>
        <table:table-row table:style-name="TableRow56">
          <table:table-cell table:style-name="TableCell57">
            <text:p text:style-name="P58">0.1.1</text:p>
          </table:table-cell>
          <table:table-cell table:style-name="TableCell59">
            <text:p text:style-name="P60">MG</text:p>
          </table:table-cell>
          <table:table-cell table:style-name="TableCell61">
            <text:p text:style-name="P62">Remarques</text:p>
          </table:table-cell>
        </table:table-row>
        <table:table-row table:style-name="TableRow63">
          <table:table-cell table:style-name="TableCell64">
            <text:p text:style-name="P65"/>
          </table:table-cell>
          <table:table-cell table:style-name="TableCell66">
            <text:p text:style-name="P67"/>
          </table:table-cell>
          <table:table-cell table:style-name="TableCell68">
            <text:p text:style-name="P69"/>
          </table:table-cell>
        </table:table-row>
      </table:table>
      <text:h text:style-name="Titre1" text:outline-level="1"/>
      <text:p text:style-name="P70"/>
      <text:list text:style-name="LFO1" text:continue-numbering="true">
        <text:list-item>
          <text:p text:style-name="P71">Le processus législatif</text:p>
        </text:list-item>
      </text:list>
      <text:p text:style-name="Normal"/>
      <text:p text:style-name="P72">Afin de fournir à chaque citoyen, un accès au processus décisionnel, celui-ci serait organisé de la façon suivante :</text:p>
      <text:p text:style-name="P73">Des groupes de travail permettraient<text:s/>aux citoyens de s’organiser ensemble dans le but de créer, modifier ou supprimer une loi. Ceux-ci seraient ouverts à toute personne ayant envie de s’investir dans la résolution d’une problématique.</text:p>
      <text:p text:style-name="P74">Chaque groupe de travail aurait pour finalité d’aboutir à<text:s/>un projet de loi.</text:p>
      <text:p text:style-name="P75">Une fois ce projet de loi finalisé, il serait rendu disponible en consultation à l’ensemble des citoyens, au moyen du site internet, dans un espace dédié, où ceux-ci seraient classés par thèmes.</text:p>
      <text:p text:style-name="P76">Chaque citoyen aurait la possibilité de donner un avis favorable à un projet de loi en cliquant simplement sur un bouton « J’approuve » (semblable au like de Facebook). Ceci aurait pour incidence de faire remonter le projet dans la liste, pour le rendre plus visible.</text:p>
      <text:p text:style-name="P77">Une fois un nombre défini de « like » obtenu, le projet de loi ferait l’objet d’un référendum auprès de la totalité des citoyens. Ceux-ci devraient se prononcer pour, contre ou sans avis face à ce texte.</text:p>
      <text:p text:style-name="P78">Selon la sévérité du texte, s’il s’agit d’un simple texte de loi ou d’une modification de la constitution, la majorité requise serait la même, par contre, le taux de participation demandé varierait.</text:p>
      <text:list text:style-name="LFO2" text:continue-numbering="true">
        <text:list-item>
          <text:p text:style-name="P79">40 % de participation pour un texte de loi</text:p>
        </text:list-item>
        <text:list-item>
          <text:p text:style-name="P80">75 % de participation pour un amendement de la constitution</text:p>
        </text:list-item>
      </text:list>
      <text:p text:style-name="P81">Si le texte est rejeté, il peut soit,<text:s/>être supprimé définitivement, ou être repris par le / un groupe de travail indéfiniment pour essayer de l’améliorer et envisager de le re présenter dans le futur.</text:p>
      <text:p text:style-name="P82">S’il est adopté, un groupe de citoyens est tiré au sort pour mettre à jour la constitution /<text:s/>le code civil, sur le dépôt GIT réservé à cet effet.</text:p>
      <text:p text:style-name="P83">Dans ce cas, un mot de passe GIT est généré aléatoirement et donné aux citoyens pour qu’ils puissent effectuer un commit. Une fois que c’est fait, les mots de passe sont invalidés et le GIT demeure inaccessible en modification jusqu’au prochain référendum.</text:p>
      <text:p text:style-name="P84"/>
      <text:list text:style-name="LFO1" text:continue-numbering="true">
        <text:list-item>
          <text:p text:style-name="P85">L’outil</text:p>
        </text:list-item>
      </text:list>
      <text:p text:style-name="Normal"/>
      <text:p text:style-name="P86">Le but de cet outil est de coller au processus législatif défini en (1).</text:p>
      <text:p text:style-name="P87">Il doit donc permettre :</text:p>
      <text:list text:style-name="LFO3" text:continue-numbering="true">
        <text:list-item>
          <text:p text:style-name="P88">La création de groupes de travail</text:p>
        </text:list-item>
        <text:list-item>
          <text:p text:style-name="P89">L’organisation de ces groupes de travail</text:p>
        </text:list-item>
        <text:list-item>
          <text:p text:style-name="P90">La création d’articles de loi</text:p>
        </text:list-item>
        <text:list-item>
          <text:p text:style-name="P91">Le passage au référendum de projets de loi</text:p>
        </text:list-item>
      </text:list>
      <text:p text:style-name="P92"/>
      <text:list text:style-name="LFO4" text:continue-numbering="true">
        <text:list-item>
          <text:p text:style-name="P93">Création du Groupe de travail</text:p>
        </text:list-item>
      </text:list>
      <text:p text:style-name="P94"/>
      <text:p text:style-name="P95">Un groupe de travail peut être créé par n’importe quel citoyen afin de répondre à une problématique.</text:p>
      <text:p text:style-name="P96">Celui-ci doit être affilié à un ou plusieurs thèmes et contenir une<text:s/>définition de la problématique à laquelle il va devoir répondre.</text:p>
      <text:p text:style-name="P97">Chaque citoyen qui le désire peut rejoindre un groupe de travail, qu’il soit du même avis que le créateur ou non.</text:p>
      <text:p text:style-name="Citationintense">Il peut être utile de limiter le nombre de participant à chaque groupe de<text:s/>travail.</text:p>
      <text:p text:style-name="Citationintense">Il peut également être utile de limiter le nombre de groupe de travail par utilisateur, pour ne pas que la « scène politique » soit monopolisée par certain.</text:p>
      <text:p text:style-name="P98">TOUTE PISTE EST LA BIENVENUE</text:p>
      <text:p text:style-name="P99">Remarques</text:p>
      <text:p text:style-name="Sous-titre"><text:span text:style-name="T100">MG : un utilisateur = 1 groupe de travail. Tant que celui-ci n’est pas fini, il ne peut pas en créer un autre ?</text:span></text:p>
      <text:p text:style-name="Normal"/>
      <text:list text:style-name="LFO4" text:continue-numbering="true">
        <text:list-item>
          <text:p text:style-name="P101">Organisation de ces groupes de travail</text:p>
        </text:list-item>
      </text:list>
      <text:p text:style-name="P102"/>
      <text:p text:style-name="P103">Chaque groupe de travail devrait disposer d’un espace de travail au sein même de l’outil. Celui-ci devrait contenir des parties utiles permettant une organisation optimale.</text:p>
      <text:p text:style-name="P104">Il a été proposé les catégories suivantes :</text:p>
      <text:h text:style-name="P105" text:outline-level="6"/>
      <text:list text:style-name="LFO5" text:continue-numbering="true">
        <text:list-item>
          <text:p text:style-name="P106">Un espace de visioconférence</text:p>
        </text:list-item>
      </text:list>
      <text:p text:style-name="P107"/>
      <text:p text:style-name="P108">Pour pouvoir débattre, il faut pouvoir permettre à chacun de s’exprimer de la manière qu’il préfère.</text:p>
      <text:p text:style-name="P109">Un espace de visioconférence, type screencast peut être la meilleure solution car il permet soit d’écrire, de parler, de voir ou même de présenter des supports.</text:p>
      <text:p text:style-name="P110">Le groupe aurait cet outil à sa disposition pour organiser des réunions à des moments donnés, décidés par les membres participants.</text:p>
      <text:p text:style-name="P111">Ces réunions pourraient concerner tout le groupe ou seulement une partie (les pour, les contre).</text:p>
      <text:p text:style-name="P112">Chaque citoyen peut assister à une réunion en tant que spectateur s’il ne fait pas partie du groupe. Il n’a pas le droit à la parole (sauf si les membres du groupe la lui donnent) mais peut suivre l’ensemble des débats.</text:p>
      <text:p text:style-name="P113"/>
      <text:p text:style-name="P114">Remarques<text:s/></text:p>
      <text:p text:style-name="Sous-titre"><text:span text:style-name="T115">MG : proposer des sessions questions / réponses pour les non membres qui veulent comprendre l’avancée des travaux</text:span></text:p>
      <text:p text:style-name="P116"/>
      <text:list text:style-name="LFO5" text:continue-numbering="true">
        <text:list-item>
          <text:p text:style-name="P117">Un espace biblio</text:p>
        </text:list-item>
      </text:list>
      <text:p text:style-name="Normal"/>
      <text:p text:style-name="P118">Cet espace aurait pour but de regrouper tous les articles, livres<text:s/>… pouvant être utilisés par les différentes parties, dans leur argumentation. L’accès serait possible à chaque membre du groupe, à n’importe quel moment, afin de pouvoir vérifier les sources des arguments de ses contradicteurs.</text:p>
      <text:p text:style-name="P119"/>
      <text:list text:style-name="LFO5" text:continue-numbering="true">
        <text:list-item>
          <text:p text:style-name="P120">Un espace de rédaction et de proposition</text:p>
        </text:list-item>
      </text:list>
      <text:p text:style-name="P121"/>
      <text:p text:style-name="P122">Ici, on aurait un outil permettant de rédiger l’article de loi de façon collaborative. Il pourrait se présenter de la façon suivante :</text:p>
      <text:list text:style-name="LFO6" text:continue-numbering="true">
        <text:list-item>
          <text:p text:style-name="P123">Une zone synthèse : Elle reprendrait un condensé de texte sur lequel les différentes parties ont réussi à<text:s/>se mettre d’accord. Celui-ci serait versionné à chaque modification et chaque version serait accessible n’importe quand en consultation.</text:p>
        </text:list-item>
        <text:list-item>
          <text:p text:style-name="P124">Une zone propositions : Elle pourrait se situer en dessous de la première. Elle contiendrait les différentes propositions faites par les différentes parties du groupe. Chacune d’elle disposerait d’un système de vote (Oui/Non/Pas d’avis) permettant de connaître l’avis de tous les membres du groupe avant adoption de cette mesure.</text:p>
        </text:list-item>
      </text:list>
      <text:p text:style-name="P125">Si une proposition est adoptée par la majorité du groupe, elle peut être inscrite dans la zone synthèse et prendre sa place au sein du document.</text:p>
      <text:soft-page-break/>
      <text:p text:style-name="P126">Sinon, elle apparaît dans une zone « propositions rejetée » et ne peut être inscrite dans la synthèse.</text:p>
      <text:p text:style-name="P127"/>
      <text:list text:style-name="LFO4" text:continue-numbering="true">
        <text:list-item>
          <text:p text:style-name="P128">La création d’articles de loi</text:p>
        </text:list-item>
      </text:list>
      <text:p text:style-name="Normal"/>
      <text:p text:style-name="P129">Les articles de loi sont rédigés dans l’espace du groupe (défini en B.3). Une fois que tous les membres du groupe sont d’accord pour qu’il soit publié en l’état (résultat d’un vote au sein du groupe), celui-ci est transféré dans la partie réservée aux projets de loi en attente.</text:p>
      <text:p text:style-name="P130">Il est également publié dans une partie « journal officiel – projets de loi en attente » au sein de l’outil afin de vraiment être visible par le plus de citoyens possible.</text:p>
      <text:p text:style-name="P131">Il est donc soumis au référendum d’initiative populaire et requiert un pourcentage<text:s/>d’avis favorable (1% ???) pour pouvoir avoir accès au référendum.</text:p>
      <text:p text:style-name="P132"/>
      <text:list text:style-name="LFO4" text:continue-numbering="true">
        <text:list-item>
          <text:p text:style-name="P133">Le passage au référendum</text:p>
        </text:list-item>
      </text:list>
      <text:p text:style-name="P134"/>
      <text:p text:style-name="P135">Une fois le pourcentage requis atteint, un vote par référendum est organisé. Il est annoncé 1 mois avant l’échéance (afin que tous les citoyens puissent s’organiser pour y assister et décider s’ils veulent y participer ou non) et durera une semaine entière.</text:p>
      <text:p text:style-name="P136">Un calendrier permet de savoir n’importe quand, quel vote est prévu prochainement.<text:s/></text:p>
      <text:p text:style-name="P137">Chaque citoyen a le choix entre 3 réponses (OUI/NON/Ne se prononce pas).</text:p>
      <text:p text:style-name="P138">L’abstentionnisme est compté, puisqu’il permet de valider ou non le projet de loi en fonction du taux de participation requis.</text:p>
      <text:p text:style-name="P139">Le GIT du code civil est mis à jour et la mise à jour est nominative afin d’n connaître le responsable et pouvoir vérifier à tout moment le bon déroulement de celle-ci.</text:p>
      <text:p text:style-name="P140"/>
      <text:p text:style-name="P141">Remarques</text:p>
      <text:p text:style-name="P142">MG : la question de la prise en compte du vote blanc va forcément tomber. Il faudrait y penser. Le blanc est-il nul, comptabilisé comme participation ou pas ?</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E74B5"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fo:color="#1F4D78"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4D78"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Times New Roman" fo:color="#272727" fo:font-size="10.5pt" style:font-size-asian="10.5pt"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E74B5"/>
    </style:style>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Titre5Car" style:display-name="Titre 5 Car" style:family="text" style:parent-style-name="Policepardéfaut">
      <style:text-properties style:font-name="Calibri Light" style:font-name-asian="Times New Roman" style:font-name-complex="Times New Roman" fo:color="#2E74B5"/>
    </style:style>
    <style:style style:name="Citationintense" style:display-name="Citation intense" style:family="paragraph" style:parent-style-name="Normal" style:next-style-name="Normal">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CitationintenseCar" style:display-name="Citation intense Car" style:family="text" style:parent-style-name="Policepardéfaut">
      <style:text-properties fo:font-style="italic" style:font-style-asian="italic" style:font-style-complex="italic" fo:color="#5B9BD5"/>
    </style:style>
    <style:style style:name="Titre6Car" style:display-name="Titre 6 Car" style:family="text" style:parent-style-name="Policepardéfaut">
      <style:text-properties style:font-name="Calibri Light" style:font-name-asian="Times New Roman" style:font-name-complex="Times New Roman" fo:color="#1F4D78"/>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4D78"/>
    </style:style>
    <style:style style:name="Titre8Car" style:display-name="Titre 8 Car" style:family="text" style:parent-style-name="Policepardéfaut">
      <style:text-properties style:font-name="Calibri Light" style:font-name-asian="Times New Roman" style:font-name-complex="Times New Roman" fo:color="#272727" fo:font-size="10.5pt" style:font-size-asian="10.5pt" style:font-size-complex="10.5pt"/>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Calibri" style:font-name-asian="Times New Roman" style:font-name-complex="Times New Roman" fo:color="#5A5A5A" fo:letter-spacing="0.0104in" fo:hyphenate="false"/>
    </style:style>
    <style:style style:name="Sous-titreCar" style:display-name="Sous-titre Car" style:family="text" style:parent-style-name="Policepardéfaut">
      <style:text-properties style:font-name="Calibri" style:font-name-asian="Times New Roman" style:font-name-complex="Times New Roman"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6">
      <text:list-level-style-bullet text:level="1" text:style-name="WW_CharLFO6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6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6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6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6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6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6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6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6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Création d’un outil de démocratie réelle en ligne</dc:subject>
    <meta:initial-creator>T0_0rk</meta:initial-creator>
    <dc:creator>ROMAIN AMERICA</dc:creator>
    <meta:creation-date>2015-04-07T07:18:00Z</meta:creation-date>
    <dc:date>2015-04-07T12:00:00Z</dc:date>
    <meta:template xlink:href="Normal.dotm" xlink:type="simple"/>
    <meta:editing-cycles>6</meta:editing-cycles>
    <meta:editing-duration>PT7680S</meta:editing-duration>
    <meta:document-statistic meta:page-count="6" meta:paragraph-count="15" meta:word-count="1163" meta:character-count="7548" meta:row-count="53" meta:non-whitespace-character-count="6400"/>
  </office:meta>
</office:document-meta>
</file>